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2cm" fo:min-width="3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5.4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3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884cm" fo:padding-top="0.15cm" fo:padding-bottom="0.15cm" fo:padding-left="0.275cm" fo:padding-right="0.275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7cm" fo:min-width="1.276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2.45cm" fo:padding-top="0.15cm" fo:padding-bottom="0.15cm" fo:padding-left="0.275cm" fo:padding-right="0.275cm"/>
    </style:style>
    <style:style style:name="gr1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5cm" fo:min-width="1.946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cm" fo:min-width="1.43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1.4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1cm" fo:min-width="0.788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01cm" fo:min-width="1.88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cm" svg:height="1.5cm" svg:x="8.296cm" svg:y="0.7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9" draw:id="id9" draw:layer="layout" svg:width="4cm" svg:height="1.242cm" svg:x="12.096cm" svg:y="16.383cm">
          <text:p text:style-name="P1"><text:span text:style-name="T1">*B = new int[N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4cm" svg:height="1.242cm" svg:x="8.296cm" svg:y="15.193cm">
          <text:p text:style-name="P1"><text:span text:style-name="T1">neg_el == -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5.596cm" svg:y1="24.578cm" svg:x2="5.596cm" svg:y2="24.578cm" svg:d="M5596 24578z" svg:viewBox="0 0 1 1">
          <text:p/>
        </draw:connector>
        <draw:frame draw:style-name="gr5" draw:text-style-name="P3" draw:layer="layout" svg:width="1.804cm" svg:height="0.721cm" svg:x="12.196cm" svg:y="8.078cm">
          <draw:text-box>
            <text:p><text:span text:style-name="T1">Нет</text:span></text:p>
          </draw:text-box>
        </draw:frame>
        <draw:custom-shape draw:style-name="gr2" draw:text-style-name="P2" xml:id="id10" draw:id="id10" draw:layer="layout" svg:width="4cm" svg:height="1.242cm" svg:x="12.096cm" svg:y="18.078cm">
          <text:p text:style-name="P1"><text:span text:style-name="T1">i:= 0, <text:s/>j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1cm" svg:height="0.721cm" svg:x="5.996cm" svg:y="15.057cm">
          <draw:text-box>
            <text:p><text:span text:style-name="T1">Да</text:span></text:p>
          </draw:text-box>
        </draw:frame>
        <draw:frame draw:style-name="gr5" draw:text-style-name="P3" xml:id="id1" draw:id="id1" draw:layer="layout" svg:width="1.2cm" svg:height="0.721cm" svg:x="12.296cm" svg:y="15.257cm">
          <draw:text-box>
            <text:p><text:span text:style-name="T1">Нет</text:span></text:p>
          </draw:text-box>
        </draw:frame>
        <draw:custom-shape draw:style-name="gr6" draw:text-style-name="P2" xml:id="id24" draw:id="id24" draw:layer="layout" svg:width="4cm" svg:height="1.242cm" svg:x="3.596cm" svg:y="25.13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6" draw:id="id6" draw:layer="layout" svg:width="4cm" svg:height="1.242cm" svg:x="8.296cm" svg:y="8.021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7" draw:id="id7" draw:layer="layout" svg:width="6cm" svg:height="1.24cm" svg:x="7.296cm" svg:y="13.578cm">
          <text:p text:style-name="P4"><text:span text:style-name="T2">neg_el = find_negative_el(N, A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3" draw:layer="layout" svg:width="1cm" svg:height="0.743cm" svg:x="10.196cm" svg:y="9.135cm">
          <draw:text-box>
            <text:p><text:span text:style-name="T1">Да</text:span></text:p>
          </draw:text-box>
        </draw:frame>
        <draw:connector draw:style-name="gr4" draw:text-style-name="P1" draw:layer="layout" svg:x1="13.496cm" svg:y1="15.617cm" svg:x2="13.496cm" svg:y2="15.617cm" draw:start-shape="id1" draw:end-shape="id1" svg:d="M13496 15617z" svg:viewBox="0 0 1 1">
          <text:p/>
        </draw:connector>
        <draw:custom-shape draw:style-name="gr9" draw:text-style-name="P6" xml:id="id3" draw:id="id3" draw:layer="layout" svg:width="4cm" svg:height="1.65cm" svg:x="8.296cm" svg:y="2.528cm">
          <text:p text:style-name="P1"><text:span text:style-name="T1">Ввод </text:span></text:p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svg:x1="10.296cm" svg:y1="2.2cm" svg:x2="10.296cm" svg:y2="2.528cm" draw:start-shape="id2" draw:start-glue-point="6" draw:end-shape="id3" draw:end-glue-point="5" svg:d="M10296 2200v328" svg:viewBox="0 0 1 329">
          <text:p/>
        </draw:connector>
        <draw:custom-shape draw:style-name="gr2" draw:text-style-name="P2" xml:id="id4" draw:id="id4" draw:layer="layout" svg:width="4cm" svg:height="1.242cm" svg:x="8.296cm" svg:y="4.536cm">
          <text:p text:style-name="P1"><text:span text:style-name="T1">A:= new int[N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cm" svg:height="1.242cm" svg:x="8.296cm" svg:y="6.136cm">
          <text:p text:style-name="P1"><text:span text:style-name="T1">i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0.296cm" svg:y1="5.778cm" svg:x2="10.296cm" svg:y2="6.136cm" draw:start-shape="id4" draw:start-glue-point="6" draw:end-shape="id5" draw:end-glue-point="4" svg:d="M10296 5778v358" svg:viewBox="0 0 1 359">
          <text:p/>
        </draw:connector>
        <draw:connector draw:style-name="gr10" draw:text-style-name="P1" xml:id="id12" draw:id="id12" draw:layer="layout" svg:x1="10.296cm" svg:y1="7.378cm" svg:x2="10.296cm" svg:y2="8.021cm" draw:start-shape="id5" draw:start-glue-point="6" draw:end-shape="id6" draw:end-glue-point="4" svg:d="M10296 7378v643" svg:viewBox="0 0 1 644">
          <text:p/>
        </draw:connector>
        <draw:custom-shape draw:style-name="gr11" draw:text-style-name="P6" xml:id="id13" draw:id="id13" draw:layer="layout" svg:width="3cm" svg:height="1.656cm" svg:x="8.796cm" svg:y="9.822cm">
          <text:p text:style-name="P1"><text:span text:style-name="T1">Ввод </text:span></text:p>
          <text:p text:style-name="P1"><text:span text:style-name="T1">A[i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svg:x1="10.296cm" svg:y1="14.818cm" svg:x2="10.296cm" svg:y2="15.193cm" draw:start-shape="id7" draw:start-glue-point="6" draw:end-shape="id8" draw:end-glue-point="4" svg:d="M10296 14818v375" svg:viewBox="0 0 1 376">
          <text:p/>
        </draw:connector>
        <draw:connector draw:style-name="gr10" draw:text-style-name="P1" draw:layer="layout" svg:x1="12.296cm" svg:y1="15.814cm" svg:x2="14.096cm" svg:y2="16.383cm" draw:start-shape="id8" draw:start-glue-point="7" draw:end-shape="id9" draw:end-glue-point="4" svg:d="M12296 15814h1800v569" svg:viewBox="0 0 1801 570">
          <text:p/>
        </draw:connector>
        <draw:connector draw:style-name="gr10" draw:text-style-name="P1" draw:layer="layout" svg:x1="14.096cm" svg:y1="17.625cm" svg:x2="14.096cm" svg:y2="18.078cm" draw:start-shape="id9" draw:start-glue-point="6" draw:end-shape="id10" draw:end-glue-point="4" svg:d="M14096 17625v453" svg:viewBox="0 0 1 454">
          <text:p/>
        </draw:connector>
        <draw:connector draw:style-name="gr10" draw:text-style-name="P7" draw:layer="layout" svg:x1="10.296cm" svg:y1="4.178cm" svg:x2="10.296cm" svg:y2="4.536cm" draw:start-shape="id3" draw:start-glue-point="8" draw:end-shape="id4" draw:end-glue-point="4" svg:d="M10296 4178v358" svg:viewBox="0 0 1 359">
          <text:p/>
        </draw:connector>
        <draw:custom-shape draw:style-name="gr12" draw:text-style-name="P2" xml:id="id11" draw:id="id11" draw:layer="layout" svg:width="3cm" svg:height="1.24cm" svg:x="8.796cm" svg:y="11.93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line-skew="-2.675cm" svg:x1="8.796cm" svg:y1="12.558cm" svg:x2="10.296cm" svg:y2="7.699cm" draw:start-shape="id11" draw:start-glue-point="5" draw:end-shape="id12" draw:end-glue-point="0" svg:d="M8796 12558h-3200v-4859h4700" svg:viewBox="0 0 4701 4860">
          <text:p/>
        </draw:connector>
        <draw:connector draw:style-name="gr10" draw:text-style-name="P1" draw:layer="layout" svg:x1="10.296cm" svg:y1="9.263cm" svg:x2="10.296cm" svg:y2="9.822cm" draw:start-shape="id6" draw:start-glue-point="6" draw:end-shape="id13" draw:end-glue-point="5" svg:d="M10296 9263v559" svg:viewBox="0 0 1 560">
          <text:p/>
        </draw:connector>
        <draw:connector draw:style-name="gr10" draw:text-style-name="P1" draw:layer="layout" svg:x1="10.296cm" svg:y1="11.478cm" svg:x2="10.296cm" svg:y2="11.938cm" draw:start-shape="id13" draw:start-glue-point="8" draw:end-shape="id11" draw:end-glue-point="4" svg:d="M10296 11478v460" svg:viewBox="0 0 1 461">
          <text:p/>
        </draw:connector>
        <draw:connector draw:style-name="gr10" draw:text-style-name="P1" draw:layer="layout" svg:x1="12.296cm" svg:y1="8.642cm" svg:x2="13.296cm" svg:y2="14.198cm" draw:start-shape="id6" draw:start-glue-point="7" draw:end-shape="id7" draw:end-glue-point="7" svg:d="M12296 8642h1526v5556h-526" svg:viewBox="0 0 1527 5557">
          <text:p/>
        </draw:connector>
        <draw:custom-shape draw:style-name="gr3" draw:text-style-name="P2" xml:id="id14" draw:id="id14" draw:layer="layout" svg:width="4cm" svg:height="1.242cm" svg:x="12.096cm" svg:y="20.036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xml:id="id19" draw:id="id19" draw:layer="layout" svg:x1="14.096cm" svg:y1="19.32cm" svg:x2="14.096cm" svg:y2="20.036cm" draw:start-shape="id10" draw:start-glue-point="6" draw:end-shape="id14" draw:end-glue-point="4" svg:d="M14096 19320v716" svg:viewBox="0 0 1 717">
          <text:p/>
        </draw:connector>
        <draw:custom-shape draw:style-name="gr14" draw:text-style-name="P2" xml:id="id15" draw:id="id15" draw:layer="layout" svg:width="4.99cm" svg:height="1.9cm" svg:x="14.396cm" svg:y="20.978cm">
          <text:p text:style-name="P1"><text:span text:style-name="T1"><text:s/></text:span><text:span text:style-name="T1">i &lt; neg_el &amp;&amp; A[i] 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1" draw:layer="layout" svg:x1="16.096cm" svg:y1="20.657cm" svg:x2="16.891cm" svg:y2="20.978cm" draw:start-shape="id14" draw:start-glue-point="7" draw:end-shape="id15" draw:end-glue-point="4" svg:d="M16096 20657h795v321" svg:viewBox="0 0 796 322">
          <text:p/>
        </draw:connector>
        <draw:frame draw:style-name="gr5" draw:text-style-name="P3" draw:layer="layout" svg:width="1cm" svg:height="0.721cm" svg:x="15.996cm" svg:y="20.078cm">
          <draw:text-box>
            <text:p><text:span text:style-name="T1">Да</text:span></text:p>
          </draw:text-box>
        </draw:frame>
        <draw:custom-shape draw:style-name="gr15" draw:text-style-name="P2" xml:id="id16" draw:id="id16" draw:layer="layout" svg:width="1.98cm" svg:height="1cm" svg:x="17.416cm" svg:y="24.078cm">
          <text:p text:style-name="P1"><text:span text:style-name="T1">B[j]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17" draw:id="id17" draw:layer="layout" svg:width="1.98cm" svg:height="1cm" svg:x="14.316cm" svg:y="24.078cm">
          <text:p text:style-name="P1"><text:span text:style-name="T1">B[j]:= A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516cm" svg:x1="19.386cm" svg:y1="21.928cm" svg:x2="18.406cm" svg:y2="24.078cm" draw:start-shape="id15" draw:start-glue-point="7" draw:end-shape="id16" draw:end-glue-point="4" svg:d="M19386 21928h10v1551h-990v599" svg:viewBox="0 0 991 2151">
          <text:p/>
        </draw:connector>
        <draw:connector draw:style-name="gr10" draw:text-style-name="P1" draw:layer="layout" draw:line-skew="0.525cm" svg:x1="14.396cm" svg:y1="21.928cm" svg:x2="15.306cm" svg:y2="24.078cm" draw:start-shape="id15" draw:start-glue-point="5" draw:end-shape="id17" draw:end-glue-point="4" svg:d="M14396 21928v1551h910v599" svg:viewBox="0 0 911 2151">
          <text:p/>
        </draw:connector>
        <draw:custom-shape draw:style-name="gr15" draw:text-style-name="P2" xml:id="id18" draw:id="id18" draw:layer="layout" svg:width="1.98cm" svg:height="1cm" svg:x="17.416cm" svg:y="26.478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19.396cm" svg:y1="26.978cm" svg:x2="14.096cm" svg:y2="19.678cm" draw:start-shape="id18" draw:start-glue-point="7" draw:end-shape="id19" draw:end-glue-point="0" svg:d="M19396 26978h526v-7300h-5826" svg:viewBox="0 0 5827 7301">
          <text:p/>
        </draw:connector>
        <draw:frame draw:style-name="gr5" draw:text-style-name="P3" draw:layer="layout" svg:width="1cm" svg:height="0.721cm" svg:x="18.496cm" svg:y="22.887cm">
          <draw:text-box>
            <text:p><text:span text:style-name="T1">Да</text:span></text:p>
          </draw:text-box>
        </draw:frame>
        <draw:frame draw:style-name="gr5" draw:text-style-name="P3" draw:layer="layout" svg:width="1.2cm" svg:height="0.721cm" svg:x="14.324cm" svg:y="22.881cm">
          <draw:text-box>
            <text:p><text:span text:style-name="T1">Нет</text:span></text:p>
          </draw:text-box>
        </draw:frame>
        <draw:custom-shape draw:style-name="gr15" draw:text-style-name="P2" xml:id="id20" draw:id="id20" draw:layer="layout" svg:width="1.98cm" svg:height="1cm" svg:x="17.416cm" svg:y="25.278cm">
          <text:p text:style-name="P1"><text:span text:style-name="T1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8.406cm" svg:y1="25.078cm" svg:x2="18.406cm" svg:y2="25.278cm" draw:start-shape="id16" draw:start-glue-point="6" draw:end-shape="id20" draw:end-glue-point="4" svg:d="M18406 25078v200" svg:viewBox="0 0 1 201">
          <text:p/>
        </draw:connector>
        <draw:connector draw:style-name="gr10" draw:text-style-name="P1" draw:layer="layout" svg:x1="18.406cm" svg:y1="26.278cm" svg:x2="18.406cm" svg:y2="26.478cm" draw:start-shape="id20" draw:start-glue-point="6" draw:end-shape="id18" draw:end-glue-point="4" svg:d="M18406 26278v200" svg:viewBox="0 0 1 201">
          <text:p/>
        </draw:connector>
        <draw:connector draw:style-name="gr10" draw:text-style-name="P1" draw:layer="layout" svg:x1="15.306cm" svg:y1="25.078cm" svg:x2="17.416cm" svg:y2="25.778cm" draw:start-shape="id17" draw:start-glue-point="6" draw:end-shape="id20" draw:end-glue-point="5" svg:d="M15306 25078v700h2110" svg:viewBox="0 0 2111 701">
          <text:p/>
        </draw:connector>
        <draw:custom-shape draw:style-name="gr3" draw:text-style-name="P2" xml:id="id22" draw:id="id22" draw:layer="layout" svg:width="4cm" svg:height="1.242cm" svg:x="8.996cm" svg:y="22.878cm"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21" draw:id="id21" draw:layer="layout" svg:width="2cm" svg:height="0.99cm" svg:x="9.996cm" svg:y="21.178cm">
          <text:p text:style-name="P1"><text:span text:style-name="T1">j: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2.096cm" svg:y1="20.657cm" svg:x2="10.996cm" svg:y2="21.178cm" draw:start-shape="id14" draw:start-glue-point="5" draw:end-shape="id21" draw:end-glue-point="4" svg:d="M12096 20657h-1100v521" svg:viewBox="0 0 1101 522">
          <text:p/>
        </draw:connector>
        <draw:frame draw:style-name="gr5" draw:text-style-name="P3" draw:layer="layout" svg:width="1.2cm" svg:height="0.721cm" svg:x="11.196cm" svg:y="20.078cm">
          <draw:text-box>
            <text:p><text:span text:style-name="T1">Нет</text:span></text:p>
          </draw:text-box>
        </draw:frame>
        <draw:connector draw:style-name="gr10" draw:text-style-name="P1" xml:id="id26" draw:id="id26" draw:layer="layout" svg:x1="10.996cm" svg:y1="22.168cm" svg:x2="10.996cm" svg:y2="22.878cm" draw:start-shape="id21" draw:start-glue-point="6" draw:end-shape="id22" draw:end-glue-point="4" svg:d="M10996 22168v710" svg:viewBox="0 0 1 711">
          <text:p/>
        </draw:connector>
        <draw:custom-shape draw:style-name="gr17" draw:text-style-name="P6" xml:id="id23" draw:id="id23" draw:layer="layout" svg:width="2.2cm" svg:height="1.24cm" svg:x="9.896cm" svg:y="24.626cm">
          <text:p text:style-name="P1"><text:span text:style-name="T1">Вывод </text:span></text:p>
          <text:p text:style-name="P1"><text:span text:style-name="T1">B[j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svg:x1="10.996cm" svg:y1="24.12cm" svg:x2="10.996cm" svg:y2="24.626cm" draw:start-shape="id22" draw:start-glue-point="6" draw:end-shape="id23" draw:end-glue-point="5" svg:d="M10996 24120v506" svg:viewBox="0 0 1 507">
          <text:p/>
        </draw:connector>
        <draw:frame draw:style-name="gr5" draw:text-style-name="P3" draw:layer="layout" svg:width="1cm" svg:height="0.721cm" svg:x="10.896cm" svg:y="23.978cm">
          <draw:text-box>
            <text:p><text:span text:style-name="T1">Да</text:span></text:p>
          </draw:text-box>
        </draw:frame>
        <draw:connector draw:style-name="gr10" draw:text-style-name="P1" draw:layer="layout" draw:line-skew="-0.106cm" svg:x1="8.996cm" svg:y1="23.499cm" svg:x2="7.596cm" svg:y2="25.757cm" draw:start-shape="id22" draw:start-glue-point="5" draw:end-shape="id24" draw:end-glue-point="7" svg:d="M8996 23499h-806v2258h-594" svg:viewBox="0 0 1401 2259">
          <text:p/>
        </draw:connector>
        <draw:custom-shape draw:style-name="gr16" draw:text-style-name="P2" xml:id="id25" draw:id="id25" draw:layer="layout" svg:width="2cm" svg:height="0.99cm" svg:x="9.996cm" svg:y="26.278cm">
          <text:p text:style-name="P1"><text:span text:style-name="T1">++j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0.996cm" svg:y1="25.866cm" svg:x2="10.996cm" svg:y2="26.278cm" draw:start-shape="id23" draw:start-glue-point="8" draw:end-shape="id25" draw:end-glue-point="4" svg:d="M10996 25866v412" svg:viewBox="0 0 1 413">
          <text:p/>
        </draw:connector>
        <draw:connector draw:style-name="gr13" draw:text-style-name="P1" draw:layer="layout" draw:line-skew="0.774cm" svg:x1="11.996cm" svg:y1="26.773cm" svg:x2="10.996cm" svg:y2="22.523cm" draw:start-shape="id25" draw:start-glue-point="7" draw:end-shape="id26" draw:end-glue-point="0" svg:d="M11996 26773h1300v-4250h-2300" svg:viewBox="0 0 2301 4251">
          <text:p/>
        </draw:connector>
        <draw:frame draw:style-name="gr5" draw:text-style-name="P3" draw:layer="layout" svg:width="1.2cm" svg:height="0.721cm" svg:x="7.996cm" svg:y="22.878cm">
          <draw:text-box>
            <text:p><text:span text:style-name="T1">Нет</text:span></text:p>
          </draw:text-box>
        </draw:frame>
        <draw:custom-shape draw:style-name="gr18" draw:text-style-name="P6" xml:id="id27" draw:id="id27" draw:layer="layout" svg:width="4cm" svg:height="2cm" svg:x="3.996cm" svg:y="16.878cm">
          <text:p text:style-name="P1"><text:span text:style-name="T1">Вывод</text:span></text:p>
          <text:p text:style-name="P1"><text:span text:style-name="T1">Отрицательных</text:span></text:p>
          <text:p text:style-name="P1"><text:span text:style-name="T1">элементов</text:span></text:p>
          <text:p text:style-name="P1"><text:span text:style-name="T1">нет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svg:x1="8.296cm" svg:y1="15.814cm" svg:x2="5.996cm" svg:y2="16.878cm" draw:start-shape="id8" draw:start-glue-point="5" draw:end-shape="id27" draw:end-glue-point="5" svg:d="M8296 15814h-2300v1064" svg:viewBox="0 0 2301 1065">
          <text:p/>
        </draw:connector>
        <draw:connector draw:style-name="gr10" draw:text-style-name="P1" draw:layer="layout" svg:x1="7.589cm" svg:y1="17.878cm" svg:x2="12.096cm" svg:y2="17.004cm" draw:start-shape="id27" draw:start-glue-point="9" draw:end-shape="id9" draw:end-glue-point="5" svg:d="M7589 17878h2458v-874h2049" svg:viewBox="0 0 4508 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7T18:01:05.372000000</dc:date>
    <meta:editing-duration>PT2H15M59S</meta:editing-duration>
    <meta:editing-cycles>16</meta:editing-cycles>
    <meta:generator>LibreOffice/6.1.1.2$Windows_X86_64 LibreOffice_project/5d19a1bfa650b796764388cd8b33a5af1f5baa1b</meta:generator>
    <meta:document-statistic meta:object-count="62"/>
  </office:meta>
</office:document-meta>
</file>